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2470e4" officeooo:paragraph-rsid="002470e4"/>
    </style:style>
    <style:style style:name="P2" style:family="paragraph" style:parent-style-name="Footnote">
      <style:text-properties fo:font-weight="bold" officeooo:rsid="00304bd4" officeooo:paragraph-rsid="00304bd4" style:font-weight-asian="bold" style:font-weight-complex="bold"/>
    </style:style>
    <style:style style:name="P3" style:family="paragraph" style:parent-style-name="Standard">
      <style:paragraph-properties fo:text-align="center" style:justify-single-word="false"/>
      <style:text-properties fo:font-size="44pt" fo:language="en" fo:country="US" officeooo:paragraph-rsid="00149122" style:font-size-asian="44pt" style:font-size-complex="44pt"/>
    </style:style>
    <style:style style:name="P4" style:family="paragraph" style:parent-style-name="Standard">
      <style:paragraph-properties fo:text-align="center" style:justify-single-word="false"/>
      <style:text-properties fo:font-size="12pt" fo:language="en" fo:country="US" style:text-underline-style="solid" style:text-underline-width="auto" style:text-underline-color="font-color" fo:font-weight="bold" officeooo:rsid="00149122" officeooo:paragraph-rsid="00149122"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style:text-underline-style="none" fo:font-weight="normal" officeooo:rsid="0014e633" officeooo:paragraph-rsid="0014e63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US" style:text-underline-style="none" fo:font-weight="normal" officeooo:rsid="0020d2cc" officeooo:paragraph-rsid="0020d2c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US" style:text-underline-style="none" fo:font-weight="normal" officeooo:rsid="0020d2cc" officeooo:paragraph-rsid="0022719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n" fo:country="US" style:text-underline-style="none" fo:font-weight="normal" officeooo:rsid="0029392d" officeooo:paragraph-rsid="0029392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US" style:text-underline-style="none" fo:font-weight="normal" officeooo:rsid="002d6ae0" officeooo:paragraph-rsid="002d6ae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n" fo:country="US" style:text-underline-style="none" fo:font-weight="normal" officeooo:rsid="002eef11" officeooo:paragraph-rsid="002eef1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n" fo:country="US" style:text-underline-style="none" fo:font-weight="normal" officeooo:rsid="002f051f" officeooo:paragraph-rsid="002f051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n" fo:country="US" style:text-underline-style="none" fo:font-weight="normal" officeooo:rsid="00328f98" officeooo:paragraph-rsid="00328f9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n" fo:country="US" style:text-underline-style="none" fo:font-weight="normal" officeooo:rsid="0035cf56" officeooo:paragraph-rsid="0035cf5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8pt" fo:language="en" fo:country="US" style:text-underline-style="solid" style:text-underline-width="auto" style:text-underline-color="font-color" fo:font-weight="bold" officeooo:rsid="0014e633" officeooo:paragraph-rsid="0014e633" style:font-size-asian="15.75pt" style:font-weight-asian="bold" style:font-size-complex="18pt" style:font-weight-complex="bold"/>
    </style:style>
    <style:style style:name="P15" style:family="paragraph" style:parent-style-name="Standard">
      <style:paragraph-properties fo:text-align="start" style:justify-single-word="false"/>
      <style:text-properties fo:font-size="18pt" fo:language="en" fo:country="US" style:text-underline-style="solid" style:text-underline-width="auto" style:text-underline-color="font-color" fo:font-weight="bold" officeooo:rsid="0020d2cc" officeooo:paragraph-rsid="0020d2cc" style:font-size-asian="15.75pt" style:font-weight-asian="bold" style:font-size-complex="18pt" style:font-weight-complex="bold"/>
    </style:style>
    <style:style style:name="P16" style:family="paragraph" style:parent-style-name="Standard">
      <style:paragraph-properties fo:text-align="start" style:justify-single-word="false"/>
      <style:text-properties fo:font-size="18pt" fo:language="en" fo:country="US" style:text-underline-style="solid" style:text-underline-width="auto" style:text-underline-color="font-color" fo:font-weight="bold" officeooo:rsid="0037c0ce" officeooo:paragraph-rsid="0037c0ce" style:font-size-asian="15.75pt" style:font-weight-asian="bold" style:font-size-complex="18pt" style:font-weight-complex="bold"/>
    </style:style>
    <style:style style:name="P17" style:family="paragraph" style:parent-style-name="Standard">
      <style:paragraph-properties fo:text-align="start" style:justify-single-word="false"/>
      <style:text-properties fo:font-size="16pt" fo:language="en" fo:country="US" style:text-underline-style="solid" style:text-underline-width="auto" style:text-underline-color="font-color" fo:font-weight="bold" officeooo:rsid="0020d2cc" officeooo:paragraph-rsid="0020d2cc"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fo:language="en" fo:country="US" style:text-underline-style="solid" style:text-underline-width="auto" style:text-underline-color="font-color" fo:font-weight="bold" officeooo:rsid="002d6ae0" officeooo:paragraph-rsid="002d6ae0" style:font-size-asian="14pt" style:font-weight-asian="bold" style:font-size-complex="16pt" style:font-weight-complex="bold"/>
    </style:style>
    <style:style style:name="P19" style:family="paragraph" style:parent-style-name="Standard">
      <style:paragraph-properties fo:text-align="start" style:justify-single-word="false" fo:break-before="page"/>
      <style:text-properties fo:font-size="18pt" fo:language="en" fo:country="US" style:text-underline-style="solid" style:text-underline-width="auto" style:text-underline-color="font-color" fo:font-weight="bold" officeooo:rsid="0037c0ce" officeooo:paragraph-rsid="0037c0ce" style:font-size-asian="15.75pt" style:font-weight-asian="bold" style:font-size-complex="18pt" style:font-weight-complex="bold"/>
    </style:style>
    <style:style style:name="P20" style:family="paragraph" style:parent-style-name="Standard">
      <style:paragraph-properties fo:text-align="start" style:justify-single-word="false" fo:break-before="page"/>
      <style:text-properties fo:font-size="18pt" fo:language="en" fo:country="US" style:text-underline-style="solid" style:text-underline-width="auto" style:text-underline-color="font-color" fo:font-weight="bold" officeooo:rsid="00398439" officeooo:paragraph-rsid="00398439" style:font-size-asian="15.75pt" style:font-weight-asian="bold" style:font-size-complex="18pt" style:font-weight-complex="bold"/>
    </style:style>
    <style:style style:name="P21" style:family="paragraph" style:parent-style-name="Standard">
      <style:paragraph-properties fo:text-align="start" style:justify-single-word="false" fo:break-before="page"/>
      <style:text-properties officeooo:paragraph-rsid="0020d2cc"/>
    </style:style>
    <style:style style:name="P22" style:family="paragraph" style:parent-style-name="Standard">
      <style:paragraph-properties fo:text-align="start" style:justify-single-word="false"/>
      <style:text-properties fo:font-size="12pt" fo:language="en" fo:country="US" style:text-underline-style="none" fo:font-weight="normal" officeooo:rsid="003d21a1" officeooo:paragraph-rsid="003b831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n" fo:country="US" style:text-underline-style="none" fo:font-weight="normal" officeooo:rsid="00398439" officeooo:paragraph-rsid="0039843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n" fo:country="US" style:text-underline-style="none" fo:font-weight="normal" officeooo:rsid="0029392d" officeooo:paragraph-rsid="0029392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3b8319" officeooo:paragraph-rsid="003b8319"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style:text-underline-style="none" fo:font-weight="normal" officeooo:rsid="00478c5b" officeooo:paragraph-rsid="00478c5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8pt" fo:language="en" fo:country="US" style:text-underline-style="none" fo:font-weight="normal" officeooo:rsid="00398439" officeooo:paragraph-rsid="00398439"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language="en" fo:country="US" style:text-underline-style="solid" style:text-underline-width="auto" style:text-underline-color="font-color" fo:font-weight="bold" officeooo:rsid="0037c0ce" officeooo:paragraph-rsid="0037c0ce" style:font-size-asian="15.75pt" style:font-weight-asian="bold" style:font-size-complex="18pt" style:font-weight-complex="bold"/>
    </style:style>
    <style:style style:name="P29" style:family="paragraph" style:parent-style-name="Standard">
      <style:paragraph-properties fo:text-align="start" style:justify-single-word="false"/>
      <style:text-properties fo:font-size="16pt" fo:language="en" fo:country="US" style:text-underline-style="solid" style:text-underline-width="auto" style:text-underline-color="font-color" fo:font-weight="bold" officeooo:rsid="003fdf67" officeooo:paragraph-rsid="003fdf67" style:font-size-asian="16pt" style:font-weight-asian="bold" style:font-size-complex="16pt" style:font-weight-complex="bold"/>
    </style:style>
    <style:style style:name="P30" style:family="paragraph" style:parent-style-name="Standard">
      <style:paragraph-properties fo:text-align="start" style:justify-single-word="false"/>
      <style:text-properties fo:font-size="16pt" fo:language="en" fo:country="US" style:text-underline-style="solid" style:text-underline-width="auto" style:text-underline-color="font-color" fo:font-weight="bold" officeooo:rsid="00406301" officeooo:paragraph-rsid="00406301" style:font-size-asian="14pt" style:font-weight-asian="bold" style:font-size-complex="16pt" style:font-weight-complex="bold"/>
    </style:style>
    <style:style style:name="P31" style:family="paragraph" style:parent-style-name="Standard">
      <style:paragraph-properties fo:text-align="start" style:justify-single-word="false"/>
      <style:text-properties fo:font-size="16pt" style:text-underline-style="solid" style:text-underline-width="auto" style:text-underline-color="font-color" fo:font-weight="bold" officeooo:rsid="00438be4" officeooo:paragraph-rsid="00438be4" style:font-size-asian="16pt" style:font-weight-asian="bold" style:font-size-complex="16pt" style:font-weight-complex="bold"/>
    </style:style>
    <style:style style:name="P32" style:family="paragraph" style:parent-style-name="Standard">
      <style:paragraph-properties fo:text-align="start" style:justify-single-word="false"/>
      <style:text-properties fo:font-size="16pt" style:text-underline-style="solid" style:text-underline-width="auto" style:text-underline-color="font-color" fo:font-weight="bold" officeooo:rsid="004399c7" officeooo:paragraph-rsid="004399c7" style:font-size-asian="16pt" style:font-weight-asian="bold" style:font-size-complex="16pt" style:font-weight-complex="bold"/>
    </style:style>
    <style:style style:name="P33" style:family="paragraph" style:parent-style-name="Standard">
      <style:paragraph-properties fo:text-align="start" style:justify-single-word="false"/>
      <style:text-properties officeooo:paragraph-rsid="003d5c67"/>
    </style:style>
    <style:style style:name="P34" style:family="paragraph" style:parent-style-name="Standard">
      <style:paragraph-properties fo:text-align="start" style:justify-single-word="false"/>
      <style:text-properties officeooo:rsid="00475462" officeooo:paragraph-rsid="0047546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49122" style:font-weight-asian="bold" style:font-weight-complex="bold"/>
    </style:style>
    <style:style style:name="T4" style:family="text">
      <style:text-properties style:text-underline-style="solid" style:text-underline-width="auto" style:text-underline-color="font-color" fo:font-weight="bold" officeooo:rsid="0014e633" style:font-weight-asian="bold" style:font-weight-complex="bold"/>
    </style:style>
    <style:style style:name="T5" style:family="text">
      <style:text-properties style:text-underline-style="solid" style:text-underline-width="auto" style:text-underline-color="font-color" fo:font-weight="bold" officeooo:rsid="003d21a1"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normal" officeooo:rsid="003fdf67" style:font-weight-asian="normal" style:font-weight-complex="normal"/>
    </style:style>
    <style:style style:name="T8" style:family="text">
      <style:text-properties style:text-underline-style="solid" style:text-underline-width="auto" style:text-underline-color="font-color" officeooo:rsid="003d21a1"/>
    </style:style>
    <style:style style:name="T9" style:family="text">
      <style:text-properties style:text-underline-style="solid" style:text-underline-width="auto" style:text-underline-color="font-color" officeooo:rsid="0048d7d0"/>
    </style:style>
    <style:style style:name="T10" style:family="text">
      <style:text-properties officeooo:rsid="00162d79"/>
    </style:style>
    <style:style style:name="T11" style:family="text">
      <style:text-properties officeooo:rsid="00173662"/>
    </style:style>
    <style:style style:name="T12" style:family="text">
      <style:text-properties officeooo:rsid="00192bce"/>
    </style:style>
    <style:style style:name="T13" style:family="text">
      <style:text-properties officeooo:rsid="001a00e7"/>
    </style:style>
    <style:style style:name="T14" style:family="text">
      <style:text-properties officeooo:rsid="001b71a4"/>
    </style:style>
    <style:style style:name="T15" style:family="text">
      <style:text-properties officeooo:rsid="001c3c7d"/>
    </style:style>
    <style:style style:name="T16" style:family="text">
      <style:text-properties officeooo:rsid="001de1ea"/>
    </style:style>
    <style:style style:name="T17" style:family="text">
      <style:text-properties officeooo:rsid="001ebd05"/>
    </style:style>
    <style:style style:name="T18" style:family="text">
      <style:text-properties officeooo:rsid="00227b47"/>
    </style:style>
    <style:style style:name="T19" style:family="text">
      <style:text-properties fo:font-weight="normal"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3fdf67" style:font-weight-asian="normal" style:font-weight-complex="normal"/>
    </style:style>
    <style:style style:name="T23" style:family="text">
      <style:text-properties style:text-underline-style="none" fo:font-weight="normal" officeooo:rsid="00475462" style:font-weight-asian="normal" style:font-weight-complex="normal"/>
    </style:style>
    <style:style style:name="T24" style:family="text">
      <style:text-properties officeooo:rsid="0027cc01"/>
    </style:style>
    <style:style style:name="T25" style:family="text">
      <style:text-properties officeooo:rsid="0028b980"/>
    </style:style>
    <style:style style:name="T26" style:family="text">
      <style:text-properties fo:font-size="18pt" fo:language="en" fo:country="US" style:text-underline-style="solid" style:text-underline-width="auto" style:text-underline-color="font-color" fo:font-weight="bold" officeooo:rsid="0020d2cc" style:font-size-asian="15.75pt" style:font-weight-asian="bold" style:font-size-complex="18pt" style:font-weight-complex="bold"/>
    </style:style>
    <style:style style:name="T27" style:family="text">
      <style:text-properties fo:font-size="18pt" fo:language="en" fo:country="US" style:text-underline-style="solid" style:text-underline-width="auto" style:text-underline-color="font-color" fo:font-weight="bold" officeooo:rsid="0028b980" style:font-size-asian="15.75pt" style:font-weight-asian="bold" style:font-size-complex="18pt" style:font-weight-complex="bold"/>
    </style:style>
    <style:style style:name="T28" style:family="text">
      <style:text-properties officeooo:rsid="002add43"/>
    </style:style>
    <style:style style:name="T29" style:family="text">
      <style:text-properties officeooo:rsid="002e85fa"/>
    </style:style>
    <style:style style:name="T30" style:family="text">
      <style:text-properties officeooo:rsid="003d21a1"/>
    </style:style>
    <style:style style:name="T31" style:family="text">
      <style:text-properties officeooo:rsid="003fdf67"/>
    </style:style>
    <style:style style:name="T32" style:family="text">
      <style:text-properties officeooo:rsid="00406301"/>
    </style:style>
    <style:style style:name="T33" style:family="text">
      <style:text-properties officeooo:rsid="00438be4"/>
    </style:style>
    <style:style style:name="T34" style:family="text">
      <style:text-properties officeooo:rsid="0048d7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The PenI</text:span><text:span text:style-name="T4">S-Architecture</text:span></text:p>
      <text:p text:style-name="P4"/>
      <text:p text:style-name="P14">1. Introduction</text:p>
      <text:p text:style-name="P5"/>
      <text:p text:style-name="P5">The PenInstructionSet-Architecture <text:span text:style-name="T10">is a proof of concept idea to create a fictional instruction set from the ground up. PenInstructionSet-</text:span><text:span text:style-name="T28">Architecture</text:span><text:span text:style-name="T10">‘s idea came when tinkering around with a 6502 Assembler and wondering what could be done to make a fun to write and flexible instruction set from the ground up. </text:span><text:span text:style-name="T11">Due to the funny and to some extend controversial naming of the project you will of course need to realize, that this is nowhere near a big and organized project with hundreds of people working on it, but rather a small project to do in the creators spare time. </text:span><text:span text:style-name="T12">The PenIS-</text:span><text:span text:style-name="T13">A</text:span><text:span text:style-name="T12"> aims to not inherit many concepts of other popular instruction set architectures out there, </text:span><text:span text:style-name="T14">namely x86, ARM or RISC-V. </text:span><text:span text:style-name="T15">The project is not to be taken seriously and could be discontinued at any point due to lack of interest in it, </text:span><text:span text:style-name="T16">so don’t build anything substantial on top of it or expect </text:span><text:span text:style-name="T17">frequent and </text:span><text:span text:style-name="T16">updates.</text:span></text:p>
      <text:p text:style-name="P5"/>
      <text:p text:style-name="P5"/>
      <text:p text:style-name="P21"><text:span text:style-name="T26">2. </text:span><text:span text:style-name="T27">C</text:span><text:span text:style-name="T26">onventions</text:span></text:p>
      <text:p text:style-name="P15"/>
      <text:p text:style-name="P7">This section of the PenInstructionSet-Architecture manual describes the differ<text:span text:style-name="T18">ent terminology and conventions used in the following chapters.</text:span><text:span text:style-name="T18"><text:note text:id="ftn1" text:note-class="footnote"><text:note-citation>1</text:note-citation><text:note-body><text:p text:style-name="P1"><text:span text:style-name="T20">Note:</text:span> This may very well be expanded upon in further releases of this manual and is thus likely to not cover/ forget to cover some important terminology/ <text:span text:style-name="T24">conventions</text:span>.</text:p></text:note-body></text:note></text:span></text:p>
      <text:p text:style-name="P15"/>
      <text:p text:style-name="P17">2.1 Definition<text:span text:style-name="T25">s</text:span></text:p>
      <text:p text:style-name="P6"/>
      <text:p text:style-name="P8">- PenIS referring to the PenInstructionSet.</text:p>
      <text:p text:style-name="P8">- PenIS-A referring to the PenInstructionSet-Architecture.</text:p>
      <text:p text:style-name="P8">- <text:span text:style-name="T34">Register referring to a register inside of the CPU.</text:span></text:p>
      <text:p text:style-name="P8">- <text:span text:style-name="T34">UIP referring to the </text:span><text:span text:style-name="T9">U</text:span><text:span text:style-name="T34">nderlying </text:span><text:span text:style-name="T9">I</text:span><text:span text:style-name="T34">nitialization </text:span><text:span text:style-name="T9">P</text:span><text:span text:style-name="T34">hase of the CPU after startup.</text:span></text:p>
      <text:p text:style-name="P6"/>
      <text:p text:style-name="P18">2.2 Conventions</text:p>
      <text:p text:style-name="P18"/>
      <text:p text:style-name="P9">Individual bits of described register<text:span text:style-name="T29">s</text:span> can have <text:span text:style-name="T29">the following types:</text:span></text:p>
      <text:p text:style-name="P9"/>
      <text:p text:style-name="P10">RW – The bit can be read/ written to.</text:p>
      <text:p text:style-name="P10">RO – The bit is read-only.</text:p>
      <text:p text:style-name="P11">WO – The bit is write only.</text:p>
      <text:p text:style-name="P11">RES / UNU – The bit is currently unused or reserved.<text:note text:id="ftn2" text:note-class="footnote"><text:note-citation>2</text:note-citation><text:note-body><text:p text:style-name="P2">Note: <text:span text:style-name="T19">Reserved bits and unused bits are practically the same. Both can be read or written to without any side effects, but it is advised to not make use of them in a non-testing matter.</text:span></text:p></text:note-body></text:note></text:p>
      <text:p text:style-name="P11"/>
      <text:p text:style-name="P12">UNDEF – The contents of this bit after startup are undefined.</text:p>
      <text:p text:style-name="P13">USED – The bit is used by other parts of the architecture and thus should not be used at all.</text:p>
      <text:p text:style-name="P19">3 Register overview</text:p>
      <text:p text:style-name="P16"/>
      <text:p text:style-name="P30">3.1 General purpose registers</text:p>
      <text:p text:style-name="P16"/>
      <text:p text:style-name="P25">CUM<text:span text:style-name="T21">: This register defines the Ac</text:span><text:span text:style-name="T19">cum</text:span><text:span text:style-name="T21">ulator register used as a output of certain arithmetic instructions. </text:span></text:p>
      <text:p text:style-name="P22"/>
      <text:p text:style-name="P29">3.<text:span text:style-name="T32">2</text:span> Read-only system descript<text:span text:style-name="T33">or</text:span> registers</text:p>
      <text:p text:style-name="P22"/>
      <text:p text:style-name="P33"><text:span text:style-name="T5">S</text:span><text:span text:style-name="T2">EX</text:span><text:span text:style-name="T21">: This register defines the currently supported </text:span><text:span text:style-name="T6">S</text:span><text:span text:style-name="T21">tandard </text:span><text:span text:style-name="T22">Archit</text:span><text:span text:style-name="T7">e</text:span><text:span text:style-name="T22">ctural E</text:span><text:span text:style-name="T7">x</text:span><text:span text:style-name="T22">tensions. </text:span></text:p>
      <text:p text:style-name="P34"><text:span text:style-name="T2">SCI</text:span><text:span text:style-name="T21">: This register stores the first memory address of user code that gets jumped to after the UIP.</text:span></text:p>
      <text:p text:style-name="P33"><text:span text:style-name="T22"/></text:p>
      <text:p text:style-name="P31"><text:span text:style-name="T31">3.</text:span>3 Modifyable system descriptor registers</text:p>
      <text:p text:style-name="P31"/>
      <text:p text:style-name="P26"><text:span text:style-name="T2">SEXC</text:span>: This register defines the <text:span text:style-name="T1">S</text:span>tandard Archit<text:span text:style-name="T1">e</text:span>ctural E<text:span text:style-name="T1">x</text:span>tensions <text:span text:style-name="T1">C</text:span>ontrol.</text:p>
      <text:p text:style-name="P31"/>
      <text:p text:style-name="P32">3.4 Additional registers</text:p>
      <text:p text:style-name="P20">4. Instruction set reference</text:p>
      <text:p text:style-name="P20">5. Additional notes</text:p>
      <text:p text:style-name="P27"/>
      <text:p text:style-name="P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23:12:25.431093796</meta:creation-date>
    <dc:date>2021-05-14T23:56:37.076281477</dc:date>
    <meta:editing-duration>PT43M32S</meta:editing-duration>
    <meta:editing-cycles>55</meta:editing-cycles>
    <meta:generator>LibreOffice/6.4.7.2$Linux_X86_64 LibreOffice_project/40$Build-2</meta:generator>
    <meta:document-statistic meta:table-count="0" meta:image-count="0" meta:object-count="0" meta:page-count="5" meta:paragraph-count="33" meta:word-count="428" meta:character-count="2638" meta:non-whitespace-character-count="2235"/>
  </office:meta>
</office:document-meta>
</file>